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background-color="#ffff00"/>
    </style:style>
    <style:style style:name="P3" style:family="paragraph" style:parent-style-name="Standard" style:list-style-name="L2"/>
    <style:style style:name="T1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19481487832631743" text:style-name="L1">
        <text:list-item>
          <text:p text:style-name="P1">Permisos<text:span text:style-name="T1"> especiales (sticky bit, suid, guid)</text:span></text:p>
        </text:list-item>
        <text:list-item>
          <text:p text:style-name="P1">Crear <text:span text:style-name="T1">scripts y ejecutarlos. Parámetros</text:span>.</text:p>
        </text:list-item>
        <text:list-item>
          <text:p text:style-name="P1">Comandos <text:span text:style-name="T1">cut, grep, wc, find,tail, head,</text:span> comodines </text:p>
        </text:list-item>
        <text:list-item>
          <text:p text:style-name="P1"><text:span text:style-name="T1">Redireccionamientos y tuberías</text:span>.</text:p>
        </text:list-item>
        <text:list-item>
          <text:p text:style-name="P2">Variables de entorno</text:p>
        </text:list-item>
        <text:list-item>
          <text:p text:style-name="P2">Comprimir y descomprimir.</text:p>
        </text:list-item>
        <text:list-item>
          <text:p text:style-name="P1"><text:span text:style-name="T1">Tareas programadas con crontab y at</text:span></text:p>
        </text:list-item>
      </text:list>
      <text:list xml:id="list8382985389817156688" text:style-name="L2">
        <text:list-item>
          <text:p text:style-name="P3">Comandos procesos (<text:span text:style-name="T1">ps, top, kill</text:span>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02T19:13:54.324000000</meta:creation-date>
    <meta:generator>OpenOffice/4.1.14$Win32 OpenOffice.org_project/4114m1$Build-9811</meta:generator>
    <dc:date>2024-04-15T23:26:09.21</dc:date>
    <meta:editing-duration>PT6H13M56S</meta:editing-duration>
    <meta:editing-cycles>10</meta:editing-cycles>
    <dc:creator>Daniel Ojeda Martel</dc:creator>
    <meta:document-statistic meta:table-count="0" meta:image-count="0" meta:object-count="0" meta:page-count="1" meta:paragraph-count="8" meta:word-count="46" meta:character-count="287"/>
  </office:meta>
</office:document-meta>
</file>